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02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1154in"/>
    </style:style>
    <style:style style:name="co6" style:family="table-column">
      <style:table-column-properties fo:break-before="auto" style:column-width="1.3228in"/>
    </style:style>
    <style:style style:name="co7" style:family="table-column">
      <style:table-column-properties fo:break-before="auto" style:column-width="1.4425in"/>
    </style:style>
    <style:style style:name="co8" style:family="table-column">
      <style:table-column-properties fo:break-before="auto" style:column-width="1.128in"/>
    </style:style>
    <style:style style:name="co9" style:family="table-column">
      <style:table-column-properties fo:break-before="auto" style:column-width="1.3902in"/>
    </style:style>
    <style:style style:name="co10" style:family="table-column">
      <style:table-column-properties fo:break-before="auto" style:column-width="0.9744in"/>
    </style:style>
    <style:style style:name="co11" style:family="table-column">
      <style:table-column-properties fo:break-before="auto" style:column-width="1.4791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ro4" style:family="table-row">
      <style:table-row-properties style:row-height="0.1882in" fo:break-before="auto" style:use-optimal-row-height="true"/>
    </style:style>
    <style:style style:name="ro5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RenderTextur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in" draw:caption-point-x="-0.2402in" draw:caption-point-y="0.1697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anvasGraphicsRenderer" table:style-name="ta1" table:print="false"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in" draw:caption-point-x="-0.2402in" draw:caption-point-y="0.1752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>
          <table:table-cell table:number-columns-repeated="3"/>
        </table:table-row>
      </table:table>
      <table:table table:name="CanvasRenderer" table:style-name="ta1" table:print="false">
        <table:table-column table:style-name="co5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3" draw:text-style-name="P1" svg:width="1.1413in" svg:height="0.8567in" svg:x="2.2362in" svg:y="0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3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4" draw:text-style-name="P1" svg:width="1.1413in" svg:height="3.1894in" svg:x="3.1252in" svg:y="0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3">
          <table:table-cell table:style-name="ce3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Canvas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 table:number-rows-repeated="2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ontainer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10" office:value-type="string">
            <text:p>DisplayObject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DisplayObjec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5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5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5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9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5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1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Ellip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0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5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4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1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5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2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6" table:default-cell-style-name="ce2"/>
        <table:table-column table:style-name="co1" table:number-columns-repeated="2" table:default-cell-style-name="ce9"/>
        <table:table-row table:style-name="ro5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13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5">
          <table:table-cell office:value-type="string">
            <text:p>Texture</text:p>
          </table:table-cell>
          <table:table-cell office:value-type="float" office:value="1">
            <office:annotation draw:style-name="gr8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14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5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15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5">
          <table:table-cell office:value-type="string">
            <text:p>Sprite</text:p>
          </table:table-cell>
          <table:table-cell office:value-type="float" office:value="1">
            <office:annotation draw:style-name="gr8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16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5">
          <table:table-cell office:value-type="string">
            <text:p>Matrix</text:p>
          </table:table-cell>
          <table:table-cell/>
          <table:table-cell office:value-type="float" office:value="6">
            <office:annotation draw:style-name="gr17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5">
          <table:table-cell office:value-type="string">
            <text:p>Point</text:p>
          </table:table-cell>
          <table:table-cell/>
          <table:table-cell office:value-type="float" office:value="5">
            <office:annotation draw:style-name="gr12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5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8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9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Ellipse</text:p>
          </table:table-cell>
          <table:table-cell/>
          <table:table-cell office:value-type="float" office:value="4">
            <office:annotation draw:style-name="gr18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0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5">
          <table:table-cell office:value-type="string">
            <text:p>Circle</text:p>
          </table:table-cell>
          <table:table-cell/>
          <table:table-cell office:value-type="float" office:value="4">
            <office:annotation draw:style-name="gr4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5">
          <table:table-cell office:value-type="string">
            <text:p>Bounds</text:p>
          </table:table-cell>
          <table:table-cell office:value-type="float" office:value="1">
            <office:annotation draw:style-name="gr8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5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5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1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5">
          <table:table-cell table:style-name="ce3" office:value-type="string">
            <text:p>Container</text:p>
          </table:table-cell>
          <table:table-cell table:number-columns-repeated="2"/>
        </table:table-row>
        <table:table-row table:style-name="ro5">
          <table:table-cell table:style-name="ce3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5">
          <table:table-cell table:style-name="ce1"/>
          <table:table-cell table:style-name="Default" table:number-columns-repeated="2"/>
        </table:table-row>
        <table:table-row table:style-name="ro5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5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5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5">
          <table:table-cell table:style-name="ce1"/>
          <table:table-cell table:style-name="Default" table:number-columns-repeated="2"/>
        </table:table-row>
        <table:table-row table:style-name="ro5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5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5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style-name="ce3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7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3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2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23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2">
          <table:table-cell table:style-name="ce3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2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MaskManager" table:style-name="ta1" table:print="false">
        <table:table-column table:style-name="co8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24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/>
          <table:table-cell table:style-name="ce9"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5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04856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Polygon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25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rimitiveShad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028in" draw:caption-point-x="-0.2402in" draw:caption-point-y="0.1669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2.9031in" svg:y="0.0028in" draw:caption-point-x="-0.2402in" draw:caption-point-y="0.1669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76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2.9031in" svg:y="0.0028in" draw:caption-point-x="-0.2402in" draw:caption-point-y="0.3276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26" draw:text-style-name="P1" svg:width="1.1413in" svg:height="7.0772in" svg:x="3.3992in" svg:y="0in" draw:caption-point-x="-0.2402in" draw:caption-point-y="0.1752in">
              <dc:creator>LS</dc:creator>
              <dc:date>2018-11-13T00:00:00</dc:date>
              <text:p text:style-name="P1">RenderTexture-flow.js:607:17-33: BaseRenderTexture</text:p>
              <text:p text:style-name="P1">RenderTexture-flow.js:612:15-31: BaseRenderTexture</text:p>
              <text:p text:style-name="P1">RenderTexture-flow.js:612:44-60: [class: BaseRenderTexture]</text:p>
              <text:p text:style-name="P1">RenderTexture-flow.js:626:13-91: BaseRenderTexture</text:p>
              <text:p text:style-name="P1">RenderTexture-flow.js:626:33-91: BaseRenderTexture</text:p>
              <text:p text:style-name="P1">RenderTexture-flow.js:626:37-53: [class: BaseRenderTexture]</text:p>
              <text:p text:style-name="P1">RenderTexture-flow.js:635:13-29: BaseRenderTexture</text:p>
              <text:p text:style-name="P1">RenderTexture-flow.js:685:34-92: BaseRenderTexture</text:p>
              <text:p text:style-name="P1">RenderTexture-flow.js:685:38-54: [class: BaseRenderTexture]</text:p>
            </office:annotation>
            <text:p>9</text:p>
          </table:table-cell>
        </table:table-row>
        <table:table-row table:style-name="ro1">
          <table:table-cell table:style-name="ce3" office:value-type="string">
            <text:p>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ad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27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3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17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23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3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4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in" draw:caption-point-x="-0.2402in" draw:caption-point-y="0.1748in">
              <dc:creator>LS</dc:creator>
              <dc:date>2018-11-13T00:00:00</dc:date>
              <text:p text:style-name="P1">Text-flow.js:2440:41-52: Texture</text:p>
            </office:annotation>
            <text:p>1</text:p>
          </table:table-cell>
          <table:table-cell table:style-name="ce9" office:value-type="float" office:value="8">
            <office:annotation draw:style-name="gr17" draw:text-style-name="P1" svg:width="1.1413in" svg:height="3.9669in" svg:x="2.9031in" svg:y="0in" draw:caption-point-x="-0.2402in" draw:caption-point-y="0.1748in">
              <dc:creator>LS</dc:creator>
              <dc:date>2018-11-13T00:00:00</dc:date>
              <text:p text:style-name="P1">Text-flow.js:1768:15-21: Texture</text:p>
              <text:p text:style-name="P1">Text-flow.js:1768:25-31: [class: Texture]</text:p>
              <text:p text:style-name="P1">Text-flow.js:1768:25-50: Texture</text:p>
              <text:p text:style-name="P1">Text-flow.js:1770:9-15: Texture</text:p>
              <text:p text:style-name="P1">Text-flow.js:1771:9-15: Texture</text:p>
              <text:p text:style-name="P1">Text-flow.js:1773:15-21: Texture</text:p>
              <text:p text:style-name="P1">Text-flow.js:2454:36-47: Texture</text:p>
              <text:p text:style-name="P1">Text-flow.js:2482:36-47: Texture</text:p>
            </office:annotation>
            <text:p>8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8" draw:text-style-name="P1" svg:width="1.1413in" svg:height="3.3449in" svg:x="2.9031in" svg:y="0in" draw:caption-point-x="-0.2402in" draw:caption-point-y="0.3457in">
              <dc:creator>LS</dc:creator>
              <dc:date>2018-11-13T00:00:00</dc:date>
              <text:p text:style-name="P1">Text-flow.js:1770:9-38: Rectangle</text:p>
              <text:p text:style-name="P1">Text-flow.js:1770:24-38: Rectangle</text:p>
              <text:p text:style-name="P1">Text-flow.js:1770:28-36: [class: Rectangle]</text:p>
              <text:p text:style-name="P1">Text-flow.js:1771:9-38: Rectangle</text:p>
              <text:p text:style-name="P1">Text-flow.js:1771:24-38: Rectangle</text:p>
              <text:p text:style-name="P1">Text-flow.js:1771:28-36: [class: Rectangle]</text:p>
              <text:p text:style-name="P1"/>
            </office:annotation>
            <text:p>6</text:p>
          </table:table-cell>
        </table:table-row>
        <table:table-row table:style-name="ro2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26" draw:text-style-name="P1" svg:width="1.1413in" svg:height="0.5457in" svg:x="2.0142in" svg:y="0in" draw:caption-point-x="-0.2402in" draw:caption-point-y="0.5169in">
              <dc:creator>LS</dc:creator>
              <dc:date>2018-11-13T00:00:00</dc:date>
              <text:p text:style-name="P1">Text-flow.js:2513:13-46: TextStyle</text:p>
            </office:annotation>
            <text:p>1</text:p>
          </table:table-cell>
          <table:table-cell table:style-name="ce9" office:value-type="float" office:value="3">
            <office:annotation draw:style-name="gr6" draw:text-style-name="P1" svg:width="1.1413in" svg:height="1.7898in" svg:x="2.9031in" svg:y="0in" draw:caption-point-x="-0.2402in" draw:caption-point-y="0.5165in">
              <dc:creator>LS</dc:creator>
              <dc:date>2018-11-13T00:00:00</dc:date>
              <text:p text:style-name="P1">Text-flow.js:2507:30-38: [class: TextStyle]</text:p>
              <text:p text:style-name="P1">Text-flow.js:2513:27-46: TextStyle</text:p>
              <text:p text:style-name="P1">Text-flow.js:2513:31-39: [class: TextStyle]</text:p>
            </office:annotation>
            <text:p>3</text:p>
          </table:table-cell>
        </table:table-row>
        <table:table-row table:style-name="ro2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10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28" draw:text-style-name="P1" svg:width="1.1413in" svg:height="4.9in" svg:x="2.9846in" svg:y="0.0004in" draw:caption-point-x="-0.2402in" draw:caption-point-y="0.1638in">
              <dc:creator>LS</dc:creator>
              <dc:date>2018-11-06T00:00:00</dc:date>
              <text:p text:style-name="P2"><text:span text:style-name="T1">TextureManager-flow.js:405:23-34: RenderTarget</text:span></text:p>
              <text:p text:style-name="P2"><text:span text:style-name="T1">TextureManager-flow.js:405:38,411:17: RenderTarget</text:span></text:p>
              <text:p text:style-name="P2"><text:span text:style-name="T1">TextureManager-flow.js:405:42-53: [class: RenderTarget]</text:span></text:p>
              <text:p text:style-name="P2"><text:span text:style-name="T1">TextureManager-flow.js:413:17-28: RenderTarget</text:span></text:p>
              <text:p text:style-name="P2"><text:span text:style-name="T1">TextureManager-flow.js:414:17-82: RenderTarget</text:span></text:p>
              <text:p text:style-name="P2"><text:span text:style-name="T1">TextureManager-flow.js:414:71-82: RenderTarget</text:span></text:p>
              <text:p text:style-name="P2"><text:span text:style-name="T1">TextureManager-flow.js:415:29-40: RenderTarget</text:span></text:p>
              <text:p text:style-name="P2"><text:span text:style-name="T1"/></text:p>
              <text:p text:style-name="P2"><text:span text:style-name="T1"/></text:p>
            </office:annotation>
            <text:p>7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3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29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0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29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3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Ba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5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5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Static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2" draw:text-style-name="P1" svg:width="1.1413in" svg:height="1.9453in" svg:x="2.2811in" svg:y="0in" draw:caption-point-x="-0.2402in" draw:caption-point-y="0.1697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31" draw:text-style-name="P1" svg:width="1.1413in" svg:height="5.6776in" svg:x="3.711in" svg:y="0in" draw:caption-point-x="-0.2402in" draw:caption-point-y="0.1697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1" table:default-cell-style-name="ce11"/>
        <table:table-column table:style-name="co1" table:number-columns-repeated="2" table:default-cell-style-name="Default"/>
        <table:table-row table:style-name="ro3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" office:value-type="float" office:value="0">
            <text:p>#NOME?</text:p>
          </table:table-cell>
        </table:table-row>
        <table:table-row table:style-name="ro3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2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11/13/2018</text:date>, <text:time>14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13T14:36:05</dc:date>
    <dc:creator>Leonardo Silva</dc:creator>
    <meta:editing-duration>P2DT7H23M59S</meta:editing-duration>
    <meta:editing-cycles>150</meta:editing-cycles>
    <meta:generator>OpenOffice/4.1.5$Unix OpenOffice.org_project/415m1$Build-9789</meta:generator>
    <meta:document-statistic meta:table-count="44" meta:cell-count="599" meta:object-count="0"/>
  </office:meta>
</office:document-meta>
</file>